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Z ORTIZ DE ORUE VDA DE ARIZABAL, EUDOC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838600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Z ORTIZ DE ORUE VDA DE ARIZABAL, EUDOC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83860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PAZ ORTIZ DE ORUE, RICARD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399644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1 - Trans. Aer. Caja Patos Pekin</text:p>
          </table:table-cell>
          <table:table-cell table:style-name="Tableau1.A2" office:value-type="string">
            <text:p text:style-name="P14">36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16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7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30/09/2021</text:p>
          </table:table-cell>
          <table:table-cell table:style-name="Tabla2.A2" office:value-type="string">
            <text:p text:style-name="P9">3054860</text:p>
          </table:table-cell>
          <table:table-cell table:style-name="Tabla2.A2" office:value-type="string">
            <text:p text:style-name="P9">20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EL CISNE</text:p>
          </table:table-cell>
          <table:table-cell table:style-name="Tabla3.A2" office:value-type="string">
            <text:p text:style-name="P21">PEKIN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1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1T00:49:5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